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20.1000003814697pt" style:font-size-asian="20.1000003814697pt" style:font-name-complex="Calibri" style:font-size-complex="2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38cm" svg:height="0.39cm" svg:x="2.541cm" svg:y="2.917cm">
          <draw:text-box>
            <text:p text:style-name="P1"><text:span text:style-name="T1"><text:s text:c="38"/></text:span></text:p>
          </draw:text-box>
        </draw:frame>
        <draw:frame draw:style-name="gr2" draw:text-style-name="P3" draw:layer="layout" svg:width="10.903cm" svg:height="0.706cm" svg:x="5.877cm" svg:y="2.679cm">
          <draw:text-box>
            <text:p text:style-name="P1"><text:span text:style-name="T2">ASSIGNMENT ON LINUX COMMANDS </text:span></text:p>
          </draw:text-box>
        </draw:frame>
        <draw:frame draw:style-name="gr1" draw:text-style-name="P2" draw:layer="layout" svg:width="0.388cm" svg:height="0.39cm" svg:x="2.541cm" svg:y="4.03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423cm" svg:height="0.39cm" svg:x="2.541cm" svg:y="4.831cm">
          <draw:text-box>
            <text:p text:style-name="P1"><text:span text:style-name="T1">NAME:G.Prathyusha- </text:span></text:p>
          </draw:text-box>
        </draw:frame>
        <draw:frame draw:style-name="gr1" draw:text-style-name="P2" draw:layer="layout" svg:width="2.059cm" svg:height="0.39cm" svg:x="2.541cm" svg:y="5.623cm">
          <draw:text-box>
            <text:p text:style-name="P1"><text:span text:style-name="T1">ID:- B191376</text:span></text:p>
          </draw:text-box>
        </draw:frame>
        <draw:frame draw:style-name="gr1" draw:text-style-name="P2" draw:layer="layout" svg:width="2.364cm" svg:height="0.39cm" svg:x="2.541cm" svg:y="6.414cm">
          <draw:text-box>
            <text:p text:style-name="P1"><text:span text:style-name="T1">CLASS:- CSE-C5</text:span></text:p>
          </draw:text-box>
        </draw:frame>
        <draw:frame draw:style-name="gr1" draw:text-style-name="P2" draw:layer="layout" svg:width="0.388cm" svg:height="0.39cm" svg:x="2.541cm" svg:y="7.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995cm" svg:height="0.39cm" svg:x="2.541cm" svg:y="8.002cm">
          <draw:text-box>
            <text:p text:style-name="P1"><text:span text:style-name="T1">1)What is the command used to sort a file ? </text:span></text:p>
          </draw:text-box>
        </draw:frame>
        <draw:frame draw:style-name="gr1" draw:text-style-name="P2" draw:layer="layout" svg:width="13.379cm" svg:height="0.39cm" svg:x="2.541cm" svg:y="8.798cm">
          <draw:text-box>
            <text:p text:style-name="P1"><text:span text:style-name="T1">ans:-SORT command is used to sort a file, arranging the records in a particular order. </text:span></text:p>
          </draw:text-box>
        </draw:frame>
        <draw:frame draw:style-name="gr1" draw:text-style-name="P2" draw:layer="layout" svg:width="0.388cm" svg:height="0.39cm" svg:x="2.541cm" svg:y="9.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118cm" svg:height="0.39cm" svg:x="2.541cm" svg:y="10.386cm">
          <draw:text-box>
            <text:p text:style-name="P1"><text:span text:style-name="T1">2)How will you find which operating system your system is running on <text:s/>unix? </text:span></text:p>
          </draw:text-box>
        </draw:frame>
        <draw:frame draw:style-name="gr1" draw:text-style-name="P2" draw:layer="layout" svg:width="15.593cm" svg:height="0.39cm" svg:x="2.541cm" svg:y="11.178cm">
          <draw:text-box>
            <text:p text:style-name="P1"><text:span text:style-name="T1">ans:-Opening terminal and then typing the command "uname -a" will display the operating system </text:span></text:p>
          </draw:text-box>
        </draw:frame>
        <draw:frame draw:style-name="gr1" draw:text-style-name="P2" draw:layer="layout" svg:width="4.781cm" svg:height="0.39cm" svg:x="2.541cm" svg:y="11.69cm">
          <draw:text-box>
            <text:p text:style-name="P1"><text:span text:style-name="T1">our system is running in linux. </text:span></text:p>
          </draw:text-box>
        </draw:frame>
        <draw:frame draw:style-name="gr1" draw:text-style-name="P2" draw:layer="layout" svg:width="0.388cm" svg:height="0.39cm" svg:x="2.541cm" svg:y="12.4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367cm" svg:height="0.39cm" svg:x="2.541cm" svg:y="13.277cm">
          <draw:text-box>
            <text:p text:style-name="P1"><text:span text:style-name="T1">3)which character you will append to a command to run the process in background? </text:span></text:p>
          </draw:text-box>
        </draw:frame>
        <draw:frame draw:style-name="gr1" draw:text-style-name="P2" draw:layer="layout" svg:width="12.368cm" svg:height="0.39cm" svg:x="2.541cm" svg:y="14.069cm">
          <draw:text-box>
            <text:p text:style-name="P1"><text:span text:style-name="T1">ans:-By appending an ampersand character ( &amp; ) to the end of the commands. </text:span></text:p>
          </draw:text-box>
        </draw:frame>
        <draw:frame draw:style-name="gr1" draw:text-style-name="P2" draw:layer="layout" svg:width="0.388cm" svg:height="0.39cm" svg:x="2.541cm" svg:y="14.8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766cm" svg:height="0.39cm" svg:x="2.541cm" svg:y="15.657cm">
          <draw:text-box>
            <text:p text:style-name="P1"><text:span text:style-name="T1">4)How do you see command line history in unix? </text:span></text:p>
          </draw:text-box>
        </draw:frame>
        <draw:frame draw:style-name="gr1" draw:text-style-name="P2" draw:layer="layout" svg:width="5.205cm" svg:height="0.39cm" svg:x="2.541cm" svg:y="16.449cm">
          <draw:text-box>
            <text:p text:style-name="P1"><text:span text:style-name="T1">ans:-By typing History command </text:span></text:p>
          </draw:text-box>
        </draw:frame>
        <draw:frame draw:style-name="gr1" draw:text-style-name="P2" draw:layer="layout" svg:width="0.388cm" svg:height="0.39cm" svg:x="2.541cm" svg:y="17.2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303cm" svg:height="0.39cm" svg:x="2.541cm" svg:y="18.036cm">
          <draw:text-box>
            <text:p text:style-name="P1"><text:span text:style-name="T1">5)How do you find which process is taking how much cpu? </text:span></text:p>
          </draw:text-box>
        </draw:frame>
        <draw:frame draw:style-name="gr1" draw:text-style-name="P2" draw:layer="layout" svg:width="15.792cm" svg:height="0.39cm" svg:x="2.541cm" svg:y="18.832cm">
          <draw:text-box>
            <text:p text:style-name="P1"><text:span text:style-name="T1">ans:-The vmstat command will display the information about system processes, memory, swap, I/O, </text:span></text:p>
          </draw:text-box>
        </draw:frame>
        <draw:frame draw:style-name="gr1" draw:text-style-name="P2" draw:layer="layout" svg:width="12.287cm" svg:height="0.39cm" svg:x="2.541cm" svg:y="19.34cm">
          <draw:text-box>
            <text:p text:style-name="P1"><text:span text:style-name="T1">and CPU performance. It will display the average details since the last reboot. </text:span></text:p>
          </draw:text-box>
        </draw:frame>
        <draw:frame draw:style-name="gr1" draw:text-style-name="P2" draw:layer="layout" svg:width="0.388cm" svg:height="0.39cm" svg:x="2.541cm" svg:y="20.1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71cm" svg:height="0.39cm" svg:x="2.541cm" svg:y="20.928cm">
          <draw:text-box>
            <text:p text:style-name="P1"><text:span text:style-name="T1">6)How do you check how much space is left in current drive? </text:span></text:p>
          </draw:text-box>
        </draw:frame>
        <draw:frame draw:style-name="gr1" draw:text-style-name="P2" draw:layer="layout" svg:width="1.179cm" svg:height="0.39cm" svg:x="2.541cm" svg:y="21.725cm">
          <draw:text-box>
            <text:p text:style-name="P1"><text:span text:style-name="T1">ans:-df </text:span></text:p>
          </draw:text-box>
        </draw:frame>
        <draw:frame draw:style-name="gr1" draw:text-style-name="P2" draw:layer="layout" svg:width="0.388cm" svg:height="0.39cm" svg:x="2.541cm" svg:y="22.51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1.186cm" svg:height="0.39cm" svg:x="2.541cm" svg:y="23.308cm">
          <draw:text-box>
            <text:p text:style-name="P1"><text:span text:style-name="T1">7)Which command is used to count the number of characters in a file? </text:span></text:p>
          </draw:text-box>
        </draw:frame>
        <draw:frame draw:style-name="gr1" draw:text-style-name="P2" draw:layer="layout" svg:width="3.571cm" svg:height="0.39cm" svg:x="2.541cm" svg:y="24.104cm">
          <draw:text-box>
            <text:p text:style-name="P1"><text:span text:style-name="T1">ans:-wc -m command <text:s/></text:span></text:p>
          </draw:text-box>
        </draw:frame>
        <draw:frame draw:style-name="gr1" draw:text-style-name="P2" draw:layer="layout" svg:width="0.388cm" svg:height="0.39cm" svg:x="2.541cm" svg:y="24.8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233cm" svg:height="0.39cm" svg:x="2.541cm" svg:y="25.691cm">
          <draw:text-box>
            <text:p text:style-name="P1"><text:span text:style-name="T1">8)Which command is used to determine the size of a directory in unix? </text:span></text:p>
          </draw:text-box>
        </draw:frame>
        <draw:frame draw:style-name="gr1" draw:text-style-name="P2" draw:layer="layout" svg:width="2.931cm" svg:height="0.39cm" svg:x="2.541cm" svg:y="26.483cm">
          <draw:text-box>
            <text:p text:style-name="P1"><text:span text:style-name="T1">ans:-du command </text:span></text:p>
          </draw:text-box>
        </draw:frame>
      </draw:page>
      <draw:page draw:name="page2" draw:style-name="dp1" draw:master-page-name="master-page20">
        <draw:frame draw:style-name="gr1" draw:text-style-name="P2" draw:layer="layout" svg:width="0.388cm" svg:height="0.39cm" svg:x="2.541cm" svg:y="2.6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256cm" svg:height="0.39cm" svg:x="2.541cm" svg:y="3.404cm">
          <draw:text-box>
            <text:p text:style-name="P1"><text:span text:style-name="T1">9)Which switch is used for displaying the result of a command in human readable format? </text:span></text:p>
          </draw:text-box>
        </draw:frame>
        <draw:frame draw:style-name="gr1" draw:text-style-name="P2" draw:layer="layout" svg:width="3.257cm" svg:height="0.39cm" svg:x="2.541cm" svg:y="4.2cm">
          <draw:text-box>
            <text:p text:style-name="P1"><text:span text:style-name="T1">ans:-df -h command </text:span></text:p>
          </draw:text-box>
        </draw:frame>
        <draw:frame draw:style-name="gr1" draw:text-style-name="P2" draw:layer="layout" svg:width="0.388cm" svg:height="0.39cm" svg:x="2.541cm" svg:y="4.9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29cm" svg:height="0.39cm" svg:x="2.541cm" svg:y="5.788cm">
          <draw:text-box>
            <text:p text:style-name="P1"><text:span text:style-name="T1">10)Which command is used to list all the running processes? </text:span></text:p>
          </draw:text-box>
        </draw:frame>
        <draw:frame draw:style-name="gr1" draw:text-style-name="P2" draw:layer="layout" svg:width="2.961cm" svg:height="0.39cm" svg:x="2.541cm" svg:y="6.579cm">
          <draw:text-box>
            <text:p text:style-name="P1"><text:span text:style-name="T1">ans:-top coomand </text:span></text:p>
          </draw:text-box>
        </draw:frame>
        <draw:frame draw:style-name="gr1" draw:text-style-name="P2" draw:layer="layout" svg:width="0.388cm" svg:height="0.39cm" svg:x="2.541cm" svg:y="7.3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296cm" svg:height="0.39cm" svg:x="2.541cm" svg:y="8.167cm">
          <draw:text-box>
            <text:p text:style-name="P1"><text:span text:style-name="T1">11)Which command is used to show real time view of the running processes? </text:span></text:p>
          </draw:text-box>
        </draw:frame>
        <draw:frame draw:style-name="gr1" draw:text-style-name="P2" draw:layer="layout" svg:width="2.881cm" svg:height="0.39cm" svg:x="2.541cm" svg:y="8.958cm">
          <draw:text-box>
            <text:p text:style-name="P1"><text:span text:style-name="T1">ans:-ps command </text:span></text:p>
          </draw:text-box>
        </draw:frame>
        <draw:frame draw:style-name="gr1" draw:text-style-name="P2" draw:layer="layout" svg:width="0.388cm" svg:height="0.39cm" svg:x="2.541cm" svg:y="9.7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702cm" svg:height="0.39cm" svg:x="2.541cm" svg:y="10.547cm">
          <draw:text-box>
            <text:p text:style-name="P1"><text:span text:style-name="T1">12)Which of the commands is used to compress a file? </text:span></text:p>
          </draw:text-box>
        </draw:frame>
        <draw:frame draw:style-name="gr1" draw:text-style-name="P2" draw:layer="layout" svg:width="3.66cm" svg:height="0.39cm" svg:x="2.541cm" svg:y="11.343cm">
          <draw:text-box>
            <text:p text:style-name="P1"><text:span text:style-name="T1">ans:-zip, gzip, bzip2,xz. </text:span></text:p>
          </draw:text-box>
        </draw:frame>
        <draw:frame draw:style-name="gr1" draw:text-style-name="P2" draw:layer="layout" svg:width="0.388cm" svg:height="0.39cm" svg:x="2.541cm" svg:y="12.1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639cm" svg:height="0.39cm" svg:x="2.541cm" svg:y="12.926cm">
          <draw:text-box>
            <text:p text:style-name="P1"><text:span text:style-name="T1">13)Which command is used to delete a empty directory hierarchy of directory'? </text:span></text:p>
          </draw:text-box>
        </draw:frame>
        <draw:frame draw:style-name="gr1" draw:text-style-name="P2" draw:layer="layout" svg:width="4.54cm" svg:height="0.39cm" svg:x="2.541cm" svg:y="13.722cm">
          <draw:text-box>
            <text:p text:style-name="P1"><text:span text:style-name="T1">ans:-rm -r &lt;directory name&gt; </text:span></text:p>
          </draw:text-box>
        </draw:frame>
        <draw:frame draw:style-name="gr1" draw:text-style-name="P2" draw:layer="layout" svg:width="0.388cm" svg:height="0.39cm" svg:x="2.541cm" svg:y="14.5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385cm" svg:height="0.39cm" svg:x="2.541cm" svg:y="15.309cm">
          <draw:text-box>
            <text:p text:style-name="P1"><text:span text:style-name="T1">14)Which command is used to create a directory,hiearchy of directory ? </text:span></text:p>
          </draw:text-box>
        </draw:frame>
        <draw:frame draw:style-name="gr1" draw:text-style-name="P2" draw:layer="layout" svg:width="1.759cm" svg:height="0.39cm" svg:x="2.541cm" svg:y="16.102cm">
          <draw:text-box>
            <text:p text:style-name="P1"><text:span text:style-name="T1">ans:-mkdir </text:span></text:p>
          </draw:text-box>
        </draw:frame>
        <draw:frame draw:style-name="gr1" draw:text-style-name="P2" draw:layer="layout" svg:width="0.388cm" svg:height="0.39cm" svg:x="2.541cm" svg:y="16.8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124cm" svg:height="0.39cm" svg:x="2.541cm" svg:y="17.689cm">
          <draw:text-box>
            <text:p text:style-name="P1"><text:span text:style-name="T1">15)Which command is used to know IP address of your system? </text:span></text:p>
          </draw:text-box>
        </draw:frame>
        <draw:frame draw:style-name="gr1" draw:text-style-name="P2" draw:layer="layout" svg:width="2.707cm" svg:height="0.39cm" svg:x="2.541cm" svg:y="18.481cm">
          <draw:text-box>
            <text:p text:style-name="P1"><text:span text:style-name="T1">ans:-ipconfig /all </text:span></text:p>
          </draw:text-box>
        </draw:frame>
        <draw:frame draw:style-name="gr1" draw:text-style-name="P2" draw:layer="layout" svg:width="0.388cm" svg:height="0.39cm" svg:x="2.541cm" svg:y="19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773cm" svg:height="0.39cm" svg:x="2.541cm" svg:y="20.068cm">
          <draw:text-box>
            <text:p text:style-name="P1"><text:span text:style-name="T1">16)Which command will not accept file name as input? </text:span></text:p>
          </draw:text-box>
        </draw:frame>
        <draw:frame draw:style-name="gr1" draw:text-style-name="P2" draw:layer="layout" svg:width="1.7cm" svg:height="0.39cm" svg:x="2.541cm" svg:y="20.864cm">
          <draw:text-box>
            <text:p text:style-name="P1"><text:span text:style-name="T1">ans:-malix </text:span></text:p>
          </draw:text-box>
        </draw:frame>
        <draw:frame draw:style-name="gr1" draw:text-style-name="P2" draw:layer="layout" svg:width="0.388cm" svg:height="0.39cm" svg:x="2.541cm" svg:y="21.6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313cm" svg:height="0.39cm" svg:x="2.541cm" svg:y="22.453cm">
          <draw:text-box>
            <text:p text:style-name="P1"><text:span text:style-name="T1">17)Which command is used to rename a file? <text:s/></text:span></text:p>
          </draw:text-box>
        </draw:frame>
        <draw:frame draw:style-name="gr1" draw:text-style-name="P2" draw:layer="layout" svg:width="4.273cm" svg:height="0.39cm" svg:x="2.541cm" svg:y="23.245cm">
          <draw:text-box>
            <text:p text:style-name="P1"><text:span text:style-name="T1">ans:-mv&lt;oldfile&gt;&lt;newfile&gt; </text:span></text:p>
          </draw:text-box>
        </draw:frame>
        <draw:frame draw:style-name="gr1" draw:text-style-name="P2" draw:layer="layout" svg:width="0.388cm" svg:height="0.39cm" svg:x="2.541cm" svg:y="24.0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576cm" svg:height="0.39cm" svg:x="2.541cm" svg:y="24.832cm">
          <draw:text-box>
            <text:p text:style-name="P1"><text:span text:style-name="T1">18)The purpose of the command "type"? </text:span></text:p>
          </draw:text-box>
        </draw:frame>
        <draw:frame draw:style-name="gr1" draw:text-style-name="P2" draw:layer="layout" svg:width="15.915cm" svg:height="0.39cm" svg:x="2.541cm" svg:y="25.624cm">
          <draw:text-box>
            <text:p text:style-name="P1"><text:span text:style-name="T1">ans:-"The standard output of the type command contains information about the specified command </text:span></text:p>
          </draw:text-box>
        </draw:frame>
        <draw:frame draw:style-name="gr1" draw:text-style-name="P2" draw:layer="layout" svg:width="14.556cm" svg:height="0.39cm" svg:x="2.541cm" svg:y="26.136cm">
          <draw:text-box>
            <text:p text:style-name="P1"><text:span text:style-name="T1">and identifies whether this is a shell built-in command,subroutine,alias,or keyword.The type </text:span></text:p>
          </draw:text-box>
        </draw:frame>
        <draw:frame draw:style-name="gr1" draw:text-style-name="P2" draw:layer="layout" svg:width="12.639cm" svg:height="0.39cm" svg:x="2.541cm" svg:y="26.648cm">
          <draw:text-box>
            <text:p text:style-name="P1"><text:span text:style-name="T1">command indicates how the specified command would be interpreted if used." <text:s/></text:span></text:p>
          </draw:text-box>
        </draw:frame>
      </draw:page>
      <draw:page draw:name="page3" draw:style-name="dp1" draw:master-page-name="master-page20">
        <draw:frame draw:style-name="gr1" draw:text-style-name="P2" draw:layer="layout" svg:width="0.388cm" svg:height="0.39cm" svg:x="2.541cm" svg:y="2.6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111cm" svg:height="0.39cm" svg:x="2.541cm" svg:y="3.404cm">
          <draw:text-box>
            <text:p text:style-name="P1"><text:span text:style-name="T1">19)Write command with related option to know the kernel file? </text:span></text:p>
          </draw:text-box>
        </draw:frame>
        <draw:frame draw:style-name="gr1" draw:text-style-name="P2" draw:layer="layout" svg:width="2.385cm" svg:height="0.39cm" svg:x="2.541cm" svg:y="4.2cm">
          <draw:text-box>
            <text:p text:style-name="P1"><text:span text:style-name="T1"><text:s/></text:span><text:span text:style-name="T1">ans:-uname -r </text:span></text:p>
          </draw:text-box>
        </draw:frame>
        <draw:frame draw:style-name="gr1" draw:text-style-name="P2" draw:layer="layout" svg:width="0.388cm" svg:height="0.39cm" svg:x="2.541cm" svg:y="4.9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775cm" svg:height="0.39cm" svg:x="2.541cm" svg:y="5.788cm">
          <draw:text-box>
            <text:p text:style-name="P1"><text:span text:style-name="T1">20)Which file contains the root password? </text:span></text:p>
          </draw:text-box>
        </draw:frame>
        <draw:frame draw:style-name="gr1" draw:text-style-name="P2" draw:layer="layout" svg:width="3.389cm" svg:height="0.39cm" svg:x="2.541cm" svg:y="6.579cm">
          <draw:text-box>
            <text:p text:style-name="P1"><text:span text:style-name="T1">ans:-/etc/passwd file </text:span></text:p>
          </draw:text-box>
        </draw:frame>
        <draw:frame draw:style-name="gr1" draw:text-style-name="P2" draw:layer="layout" svg:width="0.388cm" svg:height="0.39cm" svg:x="2.541cm" svg:y="7.3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07cm" svg:height="0.39cm" svg:x="2.541cm" svg:y="8.167cm">
          <draw:text-box>
            <text:p text:style-name="P1"><text:span text:style-name="T1">21) </text:span></text:p>
          </draw:text-box>
        </draw:frame>
        <draw:frame draw:style-name="gr1" draw:text-style-name="P2" draw:layer="layout" svg:width="11.428cm" svg:height="0.39cm" svg:x="2.541cm" svg:y="8.958cm">
          <draw:text-box>
            <text:p text:style-name="P1"><text:span text:style-name="T1">i.Write a command to display the fields: <text:s text:c="9"/>Name,Department,Salary? </text:span></text:p>
          </draw:text-box>
        </draw:frame>
        <draw:frame draw:style-name="gr1" draw:text-style-name="P2" draw:layer="layout" svg:width="5.391cm" svg:height="0.39cm" svg:x="2.541cm" svg:y="9.755cm">
          <draw:text-box>
            <text:p text:style-name="P1"><text:span text:style-name="T1">ans:-awk '{print $2,$4,$6}'emp.1s </text:span></text:p>
          </draw:text-box>
        </draw:frame>
        <draw:frame draw:style-name="gr1" draw:text-style-name="P2" draw:layer="layout" svg:width="0.388cm" svg:height="0.39cm" svg:x="2.541cm" svg:y="10.5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343cm" svg:height="0.39cm" svg:x="2.541cm" svg:y="11.343cm">
          <draw:text-box>
            <text:p text:style-name="P1"><text:span text:style-name="T1">ii.What is the output of cut -d\| -f 2,3 emp.1st </text:span></text:p>
          </draw:text-box>
        </draw:frame>
        <draw:frame draw:style-name="gr1" draw:text-style-name="P2" draw:layer="layout" svg:width="3.283cm" svg:height="0.39cm" svg:x="2.541cm" svg:y="12.134cm">
          <draw:text-box>
            <text:p text:style-name="P1"><text:span text:style-name="T1">ans:- a.k.shukla|g.m </text:span></text:p>
          </draw:text-box>
        </draw:frame>
        <draw:frame draw:style-name="gr1" draw:text-style-name="P2" draw:layer="layout" svg:width="3.152cm" svg:height="0.39cm" svg:x="2.541cm" svg:y="12.926cm">
          <draw:text-box>
            <text:p text:style-name="P1"><text:span text:style-name="T1">jai sharma|director </text:span></text:p>
          </draw:text-box>
        </draw:frame>
        <draw:frame draw:style-name="gr1" draw:text-style-name="P2" draw:layer="layout" svg:width="4.041cm" svg:height="0.39cm" svg:x="2.541cm" svg:y="13.722cm">
          <draw:text-box>
            <text:p text:style-name="P1"><text:span text:style-name="T1">sumit chakrobarty|d.g.m </text:span></text:p>
          </draw:text-box>
        </draw:frame>
        <draw:frame draw:style-name="gr1" draw:text-style-name="P2" draw:layer="layout" svg:width="3.994cm" svg:height="0.39cm" svg:x="2.541cm" svg:y="14.514cm">
          <draw:text-box>
            <text:p text:style-name="P1"><text:span text:style-name="T1">barun sengupta|director </text:span></text:p>
          </draw:text-box>
        </draw:frame>
        <draw:frame draw:style-name="gr1" draw:text-style-name="P2" draw:layer="layout" svg:width="3.312cm" svg:height="0.39cm" svg:x="2.541cm" svg:y="15.309cm">
          <draw:text-box>
            <text:p text:style-name="P1"><text:span text:style-name="T1">n.k. gupta|chairman </text:span></text:p>
          </draw:text-box>
        </draw:frame>
        <draw:frame draw:style-name="gr1" draw:text-style-name="P2" draw:layer="layout" svg:width="4.201cm" svg:height="0.39cm" svg:x="2.541cm" svg:y="16.102cm">
          <draw:text-box>
            <text:p text:style-name="P1"><text:span text:style-name="T1">chanchal sanghvi|director </text:span></text:p>
          </draw:text-box>
        </draw:frame>
        <draw:frame draw:style-name="gr1" draw:text-style-name="P2" draw:layer="layout" svg:width="3.249cm" svg:height="0.39cm" svg:x="2.541cm" svg:y="16.898cm">
          <draw:text-box>
            <text:p text:style-name="P1"><text:span text:style-name="T1">karuna ganguly|g.m </text:span></text:p>
          </draw:text-box>
        </draw:frame>
        <draw:frame draw:style-name="gr1" draw:text-style-name="P2" draw:layer="layout" svg:width="3.732cm" svg:height="0.39cm" svg:x="2.541cm" svg:y="17.689cm">
          <draw:text-box>
            <text:p text:style-name="P1"><text:span text:style-name="T1">s.n. dasgopul|manager </text:span></text:p>
          </draw:text-box>
        </draw:frame>
        <draw:frame draw:style-name="gr1" draw:text-style-name="P2" draw:layer="layout" svg:width="4.333cm" svg:height="0.39cm" svg:x="2.541cm" svg:y="18.481cm">
          <draw:text-box>
            <text:p text:style-name="P1"><text:span text:style-name="T1">jayant Choudary|executive </text:span></text:p>
          </draw:text-box>
        </draw:frame>
        <draw:frame draw:style-name="gr1" draw:text-style-name="P2" draw:layer="layout" svg:width="3.749cm" svg:height="0.39cm" svg:x="2.541cm" svg:y="19.277cm">
          <draw:text-box>
            <text:p text:style-name="P1"><text:span text:style-name="T1">anil aggarwal|manager </text:span></text:p>
          </draw:text-box>
        </draw:frame>
        <draw:frame draw:style-name="gr1" draw:text-style-name="P2" draw:layer="layout" svg:width="3.765cm" svg:height="0.39cm" svg:x="2.541cm" svg:y="20.068cm">
          <draw:text-box>
            <text:p text:style-name="P1"><text:span text:style-name="T1">lalit chowdury|director </text:span></text:p>
          </draw:text-box>
        </draw:frame>
        <draw:frame draw:style-name="gr1" draw:text-style-name="P2" draw:layer="layout" svg:width="3.516cm" svg:height="0.39cm" svg:x="2.541cm" svg:y="20.864cm">
          <draw:text-box>
            <text:p text:style-name="P1"><text:span text:style-name="T1">shyam saksena|d.g.m </text:span></text:p>
          </draw:text-box>
        </draw:frame>
        <draw:frame draw:style-name="gr1" draw:text-style-name="P2" draw:layer="layout" svg:width="4.074cm" svg:height="0.39cm" svg:x="2.541cm" svg:y="21.656cm">
          <draw:text-box>
            <text:p text:style-name="P1"><text:span text:style-name="T1">sudhir agarwal|executive </text:span></text:p>
          </draw:text-box>
        </draw:frame>
        <draw:frame draw:style-name="gr1" draw:text-style-name="P2" draw:layer="layout" svg:width="2.61cm" svg:height="0.39cm" svg:x="2.541cm" svg:y="22.453cm">
          <draw:text-box>
            <text:p text:style-name="P1"><text:span text:style-name="T1">j.b. saxena|g.m. </text:span></text:p>
          </draw:text-box>
        </draw:frame>
        <draw:frame draw:style-name="gr1" draw:text-style-name="P2" draw:layer="layout" svg:width="2.8cm" svg:height="0.39cm" svg:x="2.541cm" svg:y="23.245cm">
          <draw:text-box>
            <text:p text:style-name="P1"><text:span text:style-name="T1">v.k. agarwal|g.m. </text:span></text:p>
          </draw:text-box>
        </draw:frame>
        <draw:frame draw:style-name="gr1" draw:text-style-name="P2" draw:layer="layout" svg:width="7.283cm" svg:height="0.39cm" svg:x="2.541cm" svg:y="24.036cm">
          <draw:text-box>
            <text:p text:style-name="P1"><text:span text:style-name="T1">iii.What is the ouput of sort -t"|" -k 2 emp.1st </text:span></text:p>
          </draw:text-box>
        </draw:frame>
        <draw:frame draw:style-name="gr1" draw:text-style-name="P2" draw:layer="layout" svg:width="2.97cm" svg:height="0.39cm" svg:x="2.541cm" svg:y="24.832cm">
          <draw:text-box>
            <text:p text:style-name="P1"><text:span text:style-name="T1">ans:-pipe dquote&gt; </text:span></text:p>
          </draw:text-box>
        </draw:frame>
        <draw:frame draw:style-name="gr1" draw:text-style-name="P2" draw:layer="layout" svg:width="9.15cm" svg:height="0.39cm" svg:x="2.541cm" svg:y="25.624cm">
          <draw:text-box>
            <text:p text:style-name="P1"><text:span text:style-name="T1">iv.Write a command to sort text based on fifth field (DOB) </text:span></text:p>
          </draw:text-box>
        </draw:frame>
        <draw:frame draw:style-name="gr1" draw:text-style-name="P2" draw:layer="layout" svg:width="3.528cm" svg:height="0.39cm" svg:x="2.541cm" svg:y="26.419cm">
          <draw:text-box>
            <text:p text:style-name="P1"><text:span text:style-name="T1">ans:-sort -k 6 emp.1s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cm" fo:margin-bottom="1cm" fo:margin-left="2.5cm" fo:margin-right="2.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9-05T17:38:44.817413629</dc:date>
    <meta:editing-duration>PT2M13S</meta:editing-duration>
    <meta:editing-cycles>1</meta:editing-cycles>
    <meta:document-statistic meta:object-count="95"/>
    <meta:generator>LibreOffice/5.3.1.2$Linux_X86_64 LibreOffice_project/30m0$Build-2</meta:generator>
  </office:meta>
</office:document-meta>
</file>